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2" style:family="paragraph" style:parent-style-name="Heading_20_3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14e5c" officeooo:paragraph-rsid="00114e5c" style:font-size-asian="14pt" style:font-weight-asian="bold" style:font-size-complex="14pt" style:font-weight-complex="bold"/>
    </style:style>
    <style:style style:name="P4" style:family="paragraph" style:parent-style-name="Standard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style="italic" fo:font-weight="normal" officeooo:rsid="00115e89" officeooo:paragraph-rsid="00115e89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260191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italic" fo:font-weight="normal" officeooo:rsid="00114e5c" officeooo:paragraph-rsid="00114e5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44fdc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italic" fo:font-weight="normal" officeooo:paragraph-rsid="00115e89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officeooo:rsid="00161c99" officeooo:paragraph-rsid="00161c99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officeooo:rsid="001929c2" officeooo:paragraph-rsid="001929c2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 style:list-style-name="L3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4pt" fo:letter-spacing="normal" fo:font-style="normal" fo:font-weight="bold" officeooo:rsid="0023c77f" officeooo:paragraph-rsid="0023c77f" style:font-size-asian="14pt" style:font-weight-asian="bold" style:font-size-complex="14pt" style:font-weight-complex="bold"/>
    </style:style>
    <style:style style:name="P22" style:family="paragraph" style:parent-style-name="Text_20_body" style:list-style-name="L3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3c77f" officeooo:paragraph-rsid="0023c77f" style:font-size-asian="12pt" style:font-weight-asian="normal" style:font-size-complex="12pt" style:font-weight-complex="normal"/>
    </style:style>
    <style:style style:name="P23" style:family="paragraph" style:parent-style-name="Text_20_body" style:list-style-name="L4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260191" style:font-size-asian="12pt" style:font-weight-asian="normal" style:font-size-complex="12pt" style:font-weight-complex="normal"/>
    </style:style>
    <style:style style:name="P25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9bf04" style:font-size-asian="12pt" style:font-weight-asian="normal" style:font-size-complex="12pt" style:font-weight-complex="normal"/>
    </style:style>
    <style:style style:name="P26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27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28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260191" style:font-size-asian="12pt" style:font-weight-asian="normal" style:font-size-complex="12pt" style:font-weight-complex="normal"/>
    </style:style>
    <style:style style:name="P29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italic" fo:font-weight="normal" officeooo:rsid="00115e89" officeooo:paragraph-rsid="0026019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 style:list-style-name="L4">
      <style:paragraph-properties fo:margin-left="6.253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fo:font-weight="normal" officeooo:rsid="00244fdc" style:font-weight-asian="normal" style:font-weight-complex="normal"/>
    </style:style>
    <style:style style:name="T12" style:family="text">
      <style:text-properties fo:font-weight="normal" officeooo:rsid="0019a7be" style:font-weight-asian="normal" style:font-weight-complex="normal"/>
    </style:style>
    <style:style style:name="T13" style:family="text">
      <style:text-properties fo:font-weight="normal" officeooo:rsid="00260191" style:font-weight-asian="normal" style:font-weight-complex="normal"/>
    </style:style>
    <style:style style:name="T14" style:family="text">
      <style:text-properties officeooo:rsid="0019bf04"/>
    </style:style>
    <style:style style:name="T15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6" style:family="text">
      <style:text-properties officeooo:rsid="00201443"/>
    </style:style>
    <style:style style:name="T17" style:family="text">
      <style:text-properties officeooo:rsid="00210c6a"/>
    </style:style>
    <style:style style:name="T18" style:family="text">
      <style:text-properties officeooo:rsid="0021ca01"/>
    </style:style>
    <style:style style:name="T19" style:family="text">
      <style:text-properties officeooo:rsid="00227939"/>
    </style:style>
    <style:style style:name="T20" style:family="text">
      <style:text-properties officeooo:rsid="00260191"/>
    </style:style>
    <style:style style:name="T21" style:family="text">
      <style:text-properties fo:font-weight="bold" officeooo:rsid="00260191" style:font-weight-asian="bold" style:font-weight-complex="bold"/>
    </style:style>
    <style:style style:name="T22" style:family="text">
      <style:text-properties fo:font-size="14pt" fo:font-weight="bold" officeooo:rsid="00260191" style:font-size-asian="14pt" style:font-weight-asian="bold" style:font-size-complex="14pt" style:font-weight-complex="bold"/>
    </style:style>
    <style:style style:name="T23" style:family="text">
      <style:text-properties fo:font-style="italic" fo:font-weight="normal" officeooo:rsid="00244fdc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15e89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737c7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Attori</text:h>
      <text:list xml:id="list31655263" text:style-name="L1">
        <text:list-item>
          <text:p text:style-name="P3">Genitore</text:p>
          <text:p text:style-name="P5"><text:span text:style-name="T3">Utente che effettua l'iscrizione del figlio all'asilo. Egli accede al sistema per compilare il modulo di iscrizione all'asilo, consult</text:span><text:span text:style-name="T14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6">educativi <text:s/>ed effettuare o ricevere </text:span><text:span text:style-name="T3">eventuali comunicazioni dalle educatrici, </text:span><text:span text:style-name="T16">personale della segreteria e dal c</text:span><text:span text:style-name="Strong_20_Emphasis"><text:span text:style-name="T15">oordinatore psico-pedagogico.</text:span></text:span></text:p>
          <text:p text:style-name="P6">I genitori si dividono in diverse categorie:</text:p>
        </text:list-item>
      </text:list>
      <text:list xml:id="list31662795" text:style-name="L2">
        <text:list-item>
          <text:p text:style-name="P14">Personale docente e ricercatore</text:p>
        </text:list-item>
        <text:list-item>
          <text:p text:style-name="P18">Personale tecnico-amministrativo di ruolo</text:p>
        </text:list-item>
        <text:list-item>
          <text:p text:style-name="P18">Titolari di assegno di ricerca</text:p>
        </text:list-item>
        <text:list-item>
          <text:p text:style-name="P18">Titolari di contratto a tempo determinato</text:p>
        </text:list-item>
        <text:list-item>
          <text:p text:style-name="P18">Dottorandi</text:p>
        </text:list-item>
        <text:list-item>
          <text:p text:style-name="P18">Titolari di borsa di studio post Laurea o Post doc.</text:p>
        </text:list-item>
        <text:list-item>
          <text:p text:style-name="P19">Studenti</text:p>
        </text:list-item>
        <text:list-item>
          <text:p text:style-name="P20">Residenti nel comune di Fisciano</text:p>
        </text:list-item>
        <text:list-item>
          <text:p text:style-name="P20">Altro</text:p>
        </text:list-item>
      </text:list>
      <text:p text:style-name="P1"/>
      <text:list xml:id="list31658987" text:style-name="L3">
        <text:list-item>
          <text:p text:style-name="P21">Personale <text:span text:style-name="T20">amministrativo</text:span></text:p>
          <text:p text:style-name="P22">Il personale <text:span text:style-name="T20">amministrativo</text:span> si divide nelle seguenti categorie:</text:p>
        </text:list-item>
      </text:list>
      <text:list xml:id="list31669595" text:style-name="L4">
        <text:list-item>
          <text:p text:style-name="P7">Rappresentante commissione formazione graduatoria <text:span text:style-name="T18">e classi</text:span></text:p>
          <text:p text:style-name="P9">Accede al sistema per visualizzare i dati delle persone che <text:span text:style-name="T18">hanno</text:span> effettuato domanda di iscrizione per i propri figli, pubblic<text:span text:style-name="T17">a</text:span> la graduatoria degli iscritti all'asilo <text:span text:style-name="T18">e forma le classi a cui associa del personale proposto a funzioni educative.</text:span></text:p>
          <text:p text:style-name="P8"/>
        </text:list-item>
        <text:list-item>
          <text:p text:style-name="P17"><text:span text:style-name="T1">Impiegato</text:span><text:span text:style-name="T2"> </text:span><text:span text:style-name="T1">segreteria</text:span></text:p>
          <text:p text:style-name="P25"><text:span text:style-name="T14">Accede al sistema per inserire </text:span><text:span text:style-name="T18">dati, </text:span><text:span text:style-name="T19">modificare dati degli iscritti all'asilo e personale docente e può </text:span><text:span text:style-name="T18">inviare richieste di</text:span><text:span text:style-name="T14"> modifica o cancella</text:span><text:span text:style-name="T18">zioni</text:span><text:span text:style-name="T14"> </text:span><text:span text:style-name="T18">d</text:span><text:span text:style-name="T14">i dati de</text:span><text:span text:style-name="T19">lle altre tipologie di utenti</text:span><text:span text:style-name="T14"> del sistema </text:span><text:span text:style-name="T18">al delegato del rettore. E'</text:span><text:span text:style-name="T14"> in grado di inviare e ricevere comunicazioni da</text:span><text:span text:style-name="T18">gli utenti del sistema.</text:span></text:p>
        </text:list-item>
        <text:list-item>
          <text:p text:style-name="P15"><text:span text:style-name="Strong_20_Emphasis"><text:span text:style-name="T23">Direttore</text:span></text:span></text:p>
          <text:p text:style-name="P27"><text:span text:style-name="Strong_20_Emphasis"><text:span text:style-name="T11">Potere decisionale su tutto. </text:span></text:span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operazioni </text:span></text:span><text:span text:style-name="Strong_20_Emphasis"><text:span text:style-name="T10">possibili del sistema.</text:span></text:span></text:p>
        </text:list-item>
        <text:list-item>
          <text:p text:style-name="P23"><text:span text:style-name="Strong_20_Emphasis"><text:span text:style-name="T22">Personale formazione</text:span></text:span></text:p>
          <text:p text:style-name="P16"><text:span text:style-name="Strong_20_Emphasis"><text:span text:style-name="T13">Visualizza, a seconda dei permessi, i dati degli iscritti e del personale amministrativo e comunica con quest'ultimi. Il personale formazione si divide nelle seguenti categorie:</text:span></text:span></text:p>
        </text:list-item>
        <text:list-item>
          <text:p text:style-name="P29"><text:soft-page-break/>Personale preposto a funzioni educative</text:p>
          <text:p text:style-name="P13"><text:span text:style-name="Strong_20_Emphasis"><text:span text:style-name="T12"/></text:span></text:p>
        </text:list-item>
        <text:list-item>
          <text:p text:style-name="P27"><text:span text:style-name="Strong_20_Emphasis"><text:span text:style-name="T24">Coordinatore psico-pedagogico</text:span></text:span><text:span text:style-name="T2"> </text:span></text:p>
          <text:p text:style-name="P30"><text:span text:style-name="Strong_20_Emphasis"><text:span text:style-name="T10">Gestisce le varie tipologie di servizi offerti </text:span></text:span><text:span text:style-name="Strong_20_Emphasis"><text:span text:style-name="T13">agli iscritti</text:span></text:span><text:span text:style-name="Strong_20_Emphasis"><text:span text:style-name="T10">. Gestisce il progetto educativo</text:span></text:span></text:p>
        </text:list-item>
      </text:list>
      <text:p text:style-name="P12"><text:span text:style-name="Strong_20_Emphasis"><text:span text:style-name="T10"/></text:span></text:p>
      <text:list xml:id="list32157685" text:continue-numbering="true" text:style-name="L4">
        <text:list-item>
          <text:p text:style-name="P4"><text:span text:style-name="Strong_20_Emphasis"><text:span text:style-name="T25">Delegato del rettore</text:span></text:span></text:p>
          <text:p text:style-name="P10"><text:span text:style-name="Strong_20_Emphasis"><text:span text:style-name="T7">Può</text:span></text:span><text:span text:style-name="Strong_20_Emphasis"><text:span text:style-name="T6"> </text:span></text:span><text:span text:style-name="Strong_20_Emphasis"><text:span text:style-name="T11">visualizzare le operazioni fatte dagli utenti,</text:span></text:span><text:span text:style-name="Strong_20_Emphasis"><text:span text:style-name="T6"> i dati, ed è in grado di inviare e </text:span></text:span><text:span text:style-name="Strong_20_Emphasis"><text:span text:style-name="T6">ricevere comunicazioni da quest'ultimi. </text:span></text:span></text:p>
        </text:list-item>
        <text:list-item>
          <text:p text:style-name="P10"><text:span text:style-name="Strong_20_Emphasis"><text:span text:style-name="T24">Responsabile Scientifico dell'Asilo Nido</text:span></text:span></text:p>
          <text:p text:style-name="P10"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  <text:p text:style-name="P11"><text:span text:style-name="Strong_20_Emphasis"><text:span text:style-name="T9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3T12:03:10.67</dc:date>
    <meta:editing-duration>PT21M35S</meta:editing-duration>
    <meta:editing-cycles>13</meta:editing-cycles>
    <meta:document-statistic meta:table-count="0" meta:image-count="0" meta:object-count="0" meta:page-count="2" meta:paragraph-count="30" meta:word-count="385" meta:character-count="2502" meta:non-whitespace-character-count="2173"/>
  </office:meta>
</office:document-meta>
</file>